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JetBrains Mono" svg:font-family="'JetBrains Mono'"/>
    <style:font-face style:name="Liberation Serif" svg:font-family="'Liberation Serif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6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 style:list-style-name="L18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</style:style>
    <style:style style:name="P11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</style:style>
    <style:style style:name="P12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</style:style>
    <style:style style:name="P13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</style:style>
    <style:style style:name="P14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</style:style>
    <style:style style:name="P15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</style:style>
    <style:style style:name="P16" style:family="paragraph" style:parent-style-name="Standard" style:list-style-name="L7">
      <style:paragraph-properties fo:line-height="100%" fo:text-align="start" style:justify-single-word="false"/>
    </style:style>
    <style:style style:name="P17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</style:style>
    <style:style style:name="P18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</style:style>
    <style:style style:name="P19" style:family="paragraph" style:parent-style-name="Standard" style:list-style-name="L9">
      <style:paragraph-properties fo:margin-left="-0.635cm" fo:margin-right="0cm" fo:line-height="100%" fo:text-align="start" style:justify-single-word="false" fo:text-indent="0.635cm" style:auto-text-indent="false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</style:style>
    <style:style style:name="P21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</style:style>
    <style:style style:name="P22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</style:style>
    <style:style style:name="P23" style:family="paragraph" style:parent-style-name="Standard" style:list-style-name="L12">
      <style:paragraph-properties fo:margin-left="-0.635cm" fo:margin-right="0cm" fo:line-height="100%" fo:text-align="start" style:justify-single-word="false" fo:text-indent="0.635cm" style:auto-text-indent="false"/>
    </style:style>
    <style:style style:name="P24" style:family="paragraph" style:parent-style-name="Standard" style:list-style-name="L13">
      <style:paragraph-properties fo:margin-left="-0.635cm" fo:margin-right="0cm" fo:line-height="100%" fo:text-align="start" style:justify-single-word="false" fo:text-indent="0.635cm" style:auto-text-indent="false"/>
    </style:style>
    <style:style style:name="P25" style:family="paragraph" style:parent-style-name="Standard" style:list-style-name="L14">
      <style:paragraph-properties fo:margin-left="-0.635cm" fo:margin-right="0cm" fo:line-height="100%" fo:text-align="start" style:justify-single-word="false" fo:text-indent="0.635cm" style:auto-text-indent="false"/>
    </style:style>
    <style:style style:name="P26" style:family="paragraph" style:parent-style-name="Standard" style:list-style-name="L15">
      <style:paragraph-properties fo:margin-left="-0.635cm" fo:margin-right="0cm" fo:line-height="100%" fo:text-align="start" style:justify-single-word="false" fo:text-indent="0.635cm" style:auto-text-indent="false"/>
    </style:style>
    <style:style style:name="P27" style:family="paragraph" style:parent-style-name="Standard" style:list-style-name="L16">
      <style:paragraph-properties fo:margin-left="-0.635cm" fo:margin-right="0cm" fo:line-height="100%" fo:text-align="start" style:justify-single-word="false" fo:text-indent="0.635cm" style:auto-text-indent="false"/>
    </style:style>
    <style:style style:name="P28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JetBrains Mono" fo:font-size="12pt" fo:font-weight="normal" fo:background-color="transparent" style:font-name-asian="JetBrains Mono" style:font-name-complex="JetBrains Mono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fo:color="#000000" loext:opacity="100%" style:font-name="JetBrains Mono" fo:font-size="12pt" fo:font-weight="normal" fo:background-color="transparent" style:font-name-asian="JetBrains Mono" style:font-name-complex="JetBrains Mono"/>
    </style:style>
    <style:style style:name="P31" style:family="paragraph" style:parent-style-name="Standard">
      <style:paragraph-properties fo:line-height="100%" fo:text-align="start" style:justify-single-word="false"/>
      <style:text-properties fo:color="#080808" loext:opacity="100%" style:font-name="JetBrains Mono" fo:font-size="12pt" fo:font-weight="normal" fo:background-color="transparent" style:font-name-asian="JetBrains Mono" style:font-name-complex="JetBrains Mono"/>
    </style:style>
    <style:style style:name="T1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2pt" fo:font-weight="normal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Arial" fo:font-size="12pt" fo:font-weight="normal" fo:background-color="transparent" loext:char-shading-value="0" style:font-name-asian="Arial" style:font-name-complex="Arial"/>
    </style:style>
    <style:style style:name="T5" style:family="text">
      <style:text-properties fo:color="#000000" loext:opacity="100%" style:font-name="JetBrains Mono" fo:font-size="12pt" fo:font-weight="normal" fo:background-color="transparent" loext:char-shading-value="0" style:font-name-asian="JetBrains Mono" style:font-name-complex="JetBrains Mono"/>
    </style:style>
    <style:style style:name="T6" style:family="text">
      <style:text-properties fo:color="#000000" loext:opacity="100%" style:font-name="JetBrains Mono" fo:font-size="12pt" fo:font-weight="normal" officeooo:rsid="0000d586" fo:background-color="transparent" loext:char-shading-value="0" style:font-name-asian="JetBrains Mono" style:font-name-complex="JetBrains Mono"/>
    </style:style>
    <style:style style:name="T7" style:family="text">
      <style:text-properties fo:color="#000000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8" style:family="text">
      <style:text-properties fo:color="#000000" loext:opacity="100%" style:font-name="Calibri" fo:font-size="12pt" fo:font-weight="normal" fo:background-color="transparent" loext:char-shading-value="0" style:font-name-asian="Calibri" style:font-name-complex="Calibri"/>
    </style:style>
    <style:style style:name="T9" style:family="text">
      <style:text-properties fo:color="#000000" loext:opacity="100%" style:font-name="Calibri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10" style:family="text">
      <style:text-properties fo:color="#000000" loext:opacity="100%" style:font-name="Calibri" fo:font-size="11pt" fo:font-weight="normal" fo:background-color="transparent" loext:char-shading-value="0" style:font-name-asian="Calibri" style:font-name-complex="Calibri"/>
    </style:style>
    <style:style style:name="T11" style:family="text">
      <style:text-properties fo:color="#000000" loext:opacity="10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12" style:family="text">
      <style:text-properties fo:color="#000000" loext:opacity="100%" style:font-name="Arial" fo:font-size="12pt" fo:font-weight="normal" fo:background-color="transparent" loext:char-shading-value="0" style:font-name-asian="Arial" style:font-name-complex="Arial"/>
    </style:style>
    <style:style style:name="T13" style:family="text">
      <style:text-properties fo:color="#000080" loext:opacity="100%" style:font-name="JetBrains Mono" fo:font-size="12pt" fo:font-weight="normal" fo:background-color="transparent" loext:char-shading-value="0" style:font-name-asian="JetBrains Mono" style:font-name-complex="JetBrains Mono"/>
    </style:style>
    <style:style style:name="T14" style:family="text">
      <style:text-properties fo:color="#000080" loext:opacity="100%" style:font-name="JetBrains Mono" fo:font-size="12pt" fo:font-weight="bold" fo:background-color="transparent" loext:char-shading-value="0" style:font-name-asian="JetBrains Mono" style:font-name-complex="JetBrains Mono"/>
    </style:style>
    <style:style style:name="T15" style:family="text">
      <style:text-properties fo:color="#000080" loext:opacity="100%" style:font-name="JetBrains Mono" fo:font-size="10pt" fo:font-weight="bold" fo:background-color="transparent" loext:char-shading-value="0" style:font-name-asian="JetBrains Mono" style:font-name-complex="JetBrains Mono"/>
    </style:style>
    <style:style style:name="T16" style:family="text">
      <style:text-properties fo:color="#000080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17" style:family="text">
      <style:text-properties fo:color="#008080" loext:opacity="100%" style:font-name="JetBrains Mono" fo:font-size="12pt" fo:font-weight="bold" fo:background-color="transparent" loext:char-shading-value="0" style:font-name-asian="JetBrains Mono" style:font-name-complex="JetBrains Mono"/>
    </style:style>
    <style:style style:name="T18" style:family="text">
      <style:text-properties fo:color="#008080" loext:opacity="100%" style:font-name="JetBrains Mono" fo:font-size="10pt" fo:font-weight="bold" fo:background-color="transparent" loext:char-shading-value="0" style:font-name-asian="JetBrains Mono" style:font-name-complex="JetBrains Mono"/>
    </style:style>
    <style:style style:name="T19" style:family="text">
      <style:text-properties fo:color="#008080" loext:opacity="100%" style:font-name="Calibri" fo:font-size="12pt" fo:font-weight="bold" fo:background-color="transparent" loext:char-shading-value="0" style:font-name-asian="Calibri" style:font-name-complex="Calibri"/>
    </style:style>
    <style:style style:name="T20" style:family="text">
      <style:text-properties fo:color="#808080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21" style:family="text">
      <style:text-properties fo:color="#080808" loext:opacity="100%" style:font-name="JetBrains Mono" fo:font-size="12pt" fo:font-weight="normal" fo:background-color="transparent" loext:char-shading-value="0" style:font-name-asian="JetBrains Mono" style:font-name-complex="JetBrains Mono"/>
    </style:style>
    <style:style style:name="T22" style:family="text">
      <style:text-properties fo:color="#080808" loext:opacity="100%" style:font-name="Calibri" fo:font-size="12pt" fo:font-weight="normal" fo:background-color="transparent" loext:char-shading-value="0" style:font-name-asian="Calibri" style:font-name-complex="Calibri"/>
    </style:style>
    <style:style style:name="T23" style:family="text">
      <style:text-properties fo:color="#0000ff" loext:opacity="100%" style:font-name="JetBrains Mono" fo:font-size="10pt" fo:font-weight="bold" fo:background-color="transparent" loext:char-shading-value="0" style:font-name-asian="JetBrains Mono" style:font-name-complex="JetBrains Mono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RATORY</text:p>
      <text:p text:style-name="P1"/>
      <text:list text:style-name="L1">
        <text:list-item>
          <text:p text:style-name="P11"><text:span text:style-name="T1">Stwórz generator który b</text:span><text:span text:style-name="T3">ędzie podawał kolejne dni tygodnia (poniedzialek,wtorek etc). Przeiteruj po zwracanych przez niego wartosciach i wyswietl je na konsoli</text:span></text:p>
        </text:list-item>
        <text:list-item>
          <text:p text:style-name="P5">Stworz generator ktory bedzie przyjmowal przez parametr ilosc elementow a nastepnie zwracal elementy o tresci 'element o indeksie x'( gdzie x bedzie numerem podawanego elementu) czekajac 1 sekunde przed zwrotem kazdego elementu.</text:p>
        </text:list-item>
        <text:list-item>
          <text:p text:style-name="P11"><text:span text:style-name="T1">Stwórz generator który b</text:span><text:span text:style-name="T3">ędzie podawał nieskończenie wiele liczb parzystych. Przetestuj go pobierając z niego kolejne wartości i wyświetlając je na konsoli.</text:span></text:p>
        </text:list-item>
        <text:list-item>
          <text:p text:style-name="P11"><text:span text:style-name="T3">(do użycia np. w wyszukiwarce - szukaj aż znajdziesz ale nie wczytuj całości od razu)Stw</text:span><text:span text:style-name="T1">órz generator który b</text:span><text:span text:style-name="T3">ędzie podawał kolejne linie z pliku tekstowego kt</text:span><text:span text:style-name="T1">órego nazw</text:span><text:span text:style-name="T3">ę podamy przez <text:s/>argument generatora. Generator nie powinien wczytywać całego pliku od razu, a w miarę żądania kolejnych element</text:span><text:span text:style-name="T1">ów powinien wczytywa</text:span><text:span text:style-name="T3">ć i zwracac kolejne linie z pliku . Użycie funkcji readlines() na obiekcie pliku będzie tu więc niewłaściwe, ponieważ wczytuje <text:s/>ona od razu cały plik, a to mogłoby doprowadzić do przepełnienia pamięci. Przykład czytania pliku linia po linii:</text:span></text:p>
        </text:list-item>
      </text:list>
      <text:p text:style-name="P1"/>
      <text:p text:style-name="P1"><text:span text:style-name="T5">plik=</text:span><text:span text:style-name="T13">open</text:span><text:span text:style-name="T5">(</text:span><text:span text:style-name="T17">'linie.txt'</text:span><text:span text:style-name="T5">)</text:span><text:span text:style-name="T1"><text:line-break/></text:span><text:span text:style-name="T14">while True</text:span><text:span text:style-name="T5">:</text:span><text:span text:style-name="T1"><text:line-break/></text:span><text:span text:style-name="T5"> <text:s text:c="3"/>linia=plik.readline()</text:span><text:span text:style-name="T1"><text:line-break/></text:span><text:span text:style-name="T5"> <text:s text:c="3"/></text:span><text:span text:style-name="T14">if not </text:span><text:span text:style-name="T5">linia:</text:span><text:span text:style-name="T1"><text:line-break/></text:span><text:span text:style-name="T5"> <text:s text:c="7"/></text:span><text:span text:style-name="T14">break</text:span><text:span text:style-name="T1"><text:line-break/></text:span><text:span text:style-name="T14"> <text:s text:c="3"/></text:span><text:span text:style-name="T13">print</text:span><text:span text:style-name="T5">(linia.strip())</text:span></text:p>
      <text:p text:style-name="P1"/>
      <text:p text:style-name="P29">Utworz zmienna w ktorej umiescisz poszukiwana fraze. Korzystajac z generatora przeszukuj zwracane przez generator linie w poszukiwaniu poszukiwanej frazy. W przypadku znalezienia poszukiwanej frazy w zwracanej przez generator linii chcemy wyswietlic ta linie i przerwac przetwarzanie danych z generatora.</text:p>
      <text:p text:style-name="P1"/>
      <text:list text:style-name="L2">
        <text:list-item>
          <text:p text:style-name="P12"><text:span text:style-name="T8">Napisz generator który będzie w nieskończoność podawał co sekundę aktualną cenę kryptowaluty której symbol przekażemy przez argument generatora (</text:span><text:a xlink:type="simple" xlink:href="https://api.nomics.com/v1/prices?key=twój_klucz)(https://p.nomics.com/cryptocurrency-bitcoin-api" text:style-name="Internet_20_link" text:visited-style-name="Visited_20_Internet_20_Link"><text:span text:style-name="T9">https://api.nomics.com/v1/prices?key=tw HYPERLINK "https://api.nomics.com/v1/prices?key=twój_klucz)(https://p.nomics.com/cryptocurrency-bitcoin-api"HYPERLINK "https://api.nomics.com/v1/prices?key=twój_klucz)(https://p.nomics.com/cryptocurrency-bitcoin-api" HYPERLINK "https://api.nomics.com/v1/prices?key=twój_klucz)(https://p.nomics.com/cryptocurrency-bitcoin-api"ó HYPERLINK "https://api.nomics.com/v1/prices?key=twój_klucz)(https://p.nomics.com/cryptocurrency-bitcoin-api"HYPERLINK "https://api.nomics.com/v1/prices?key=twój_klucz)(https://p.nomics.com/cryptocurrency-bitcoin-api" HYPERLINK "https://api.nomics.com/v1/prices?key=twój_klucz)(https://p.nomics.com/cryptocurrency-bitcoin-api"j_klucz HYPERLINK "https://api.nomics.com/v1/prices?key=twój_klucz)(https://p.nomics.com/cryptocurrency-bitcoin-api"HYPERLINK "https://api.nomics.com/v1/prices?key=twój_klucz)(https://p.nomics.com/cryptocurrency-bitcoin-api" HYPERLINK "https://api.nomics.com/v1/prices?key=twój_klucz)(https://p.nomics.com/cryptocurrency-bitcoin-api")(https://p.nomics.com/cryptocurrency-bitcoin-api</text:span></text:a><text:span text:style-name="T8">)</text:span></text:p>
        </text:list-item>
        <text:list-item>
          <text:p text:style-name="P12"><text:span text:style-name="T5">(os.walk pokaza</text:span><text:span text:style-name="T8">ć) Stw</text:span><text:span text:style-name="T5">órz generator który b</text:span><text:span text:style-name="T8">ędzie przyjmował przez argument nazwę katalogu początkowego oraz szukaną frazę. Generator ma przeszukać zawartość wszystkich plik</text:span><text:span text:style-name="T5">ów we wszystkich podkatalogach zaczynaj</text:span><text:span text:style-name="T8">ąc od katalogu początkowego pod kątem poszukiwanej frazy. Generator ma stopniowo zwracać nazwy plik</text:span><text:span text:style-name="T5">ów zawieraj</text:span><text:span text:style-name="T8">ące poszukiwaną frazę.</text:span></text:p>
        </text:list-item>
      </text:list>
      <text:p text:style-name="P1"><text:soft-page-break/></text:p>
      <text:p text:style-name="P3">ARGS</text:p>
      <text:p text:style-name="P1"/>
      <text:list text:style-name="L3">
        <text:list-item>
          <text:p text:style-name="P13"><text:span text:style-name="T1">Stwórz funkcj</text:span><text:span text:style-name="T3">ę kt</text:span><text:span text:style-name="T1">óra wydrukuje na konsoli sum</text:span><text:span text:style-name="T4">ę warto</text:span><text:span text:style-name="T3">ści przekazanych do niej jako *args</text:span></text:p>
        </text:list-item>
        <text:list-item>
          <text:p text:style-name="P13"><text:span text:style-name="T3">(rozne typy argumentow)</text:span><text:span text:style-name="T1">Stwórz funkcj</text:span><text:span text:style-name="T3">ę kt</text:span><text:span text:style-name="T1">óra przyjmie nieokre</text:span><text:span text:style-name="T3">śloną liczbę element</text:span><text:span text:style-name="T1">ów przez argument, a nast</text:span><text:span text:style-name="T3">ępnie wypisze na konsoli ilość otrzymanych element</text:span><text:span text:style-name="T1">ów. Poni</text:span><text:span text:style-name="T3">żej informacji o ilości otrzymanych element</text:span><text:span text:style-name="T1">ów wy</text:span><text:span text:style-name="T3">świetl w osobnych liniach każdy argument oraz jego typ.</text:span></text:p>
        </text:list-item>
        <text:list-item>
          <text:p text:style-name="P13"><text:span text:style-name="T3">(kolejnosc argumentów gdy jest args) </text:span><text:span text:style-name="T1">Stwórz funkcj</text:span><text:span text:style-name="T3">ę kt</text:span><text:span text:style-name="T1">óra przyjmie przez argument mno</text:span><text:span text:style-name="T3">żnik oraz elementy typu args. Funkcja ma dla kazdego elementu typu args wyswietlic na konsoli wynik jego mnożenia przez mnożnik</text:span></text:p>
        </text:list-item>
      </text:list>
      <text:p text:style-name="P1"/>
      <text:p text:style-name="P3">KWARGS</text:p>
      <text:p text:style-name="P1"/>
      <text:list text:style-name="L4">
        <text:list-item>
          <text:p text:style-name="P4">Stworz funkcje "config" ktora bedzie otrzymywala argumenty kwargs bedace ustawieniami. Funkcja ta ma zapisac podane argumenty do pliku config.csv w 2 kolumnach z czego pierwsza jest nazwa argumentu a druga jego wartoscia. Jesli dane argument juz istnieje w pliku to trzeba bedzie tylko zaktualizowac jego wartosc, jesli jeszcze go nie ma to trzeba go bedzie dodac do pliku.</text:p>
        </text:list-item>
      </text:list>
      <text:p text:style-name="P1"/>
      <text:p text:style-name="P1"/>
      <text:p text:style-name="P3">FUNKCJA JAKO ARGUMENT FUNKCJI</text:p>
      <text:p text:style-name="P1"/>
      <text:list text:style-name="L5">
        <text:list-item>
          <text:p text:style-name="P14"><text:span text:style-name="T1">Stwórz dwie funkcje - jedna ma zwraca</text:span><text:span text:style-name="T3">ć powiększony tekst kt</text:span><text:span text:style-name="T1">óry otrzyma przez argument, druga analogicznie ale pomniejszony. Dodaj funkcj</text:span><text:span text:style-name="T3">ę kt</text:span><text:span text:style-name="T1">óra b</text:span><text:span text:style-name="T3">ędzie w stanie przyjąć przez argument inną funkcję oraz ciąg tekstowy do obr</text:span><text:span text:style-name="T1">óbki który nast</text:span><text:span text:style-name="T3">ępnie po obrobieniu przez funkcję podaną jako argument zostanie wyświetlony na konsoli</text:span></text:p>
        </text:list-item>
        <text:list-item>
          <text:p text:style-name="P6">(pokazac wyrazenia lambda). Stworz funkcje ktora bedzie drukowala na konsoli dane otrzymane przez pierwszy argument obrobione uprzednio przez wyrazenie lambda podane jako drugi argument.</text:p>
        </text:list-item>
        <text:list-item>
          <text:p text:style-name="P14"><text:span text:style-name="T1">Stwórz funkcj</text:span><text:span text:style-name="T3">ę "parse" kt</text:span><text:span text:style-name="T1">óra b</text:span><text:span text:style-name="T3">ędzie otrzymywała przez argumenty wartosc tekstową oraz *args funkcji. Funkcja ta ma zastosować każdą z otrzymanych przez *args funkcji na wartości tekstowej kt</text:span><text:span text:style-name="T1">ór</text:span><text:span text:style-name="T3">ą następnie wypisze na konsoli. Dodaj funkcję "powieksz" i "podziel" kt</text:span><text:span text:style-name="T1">óre maj</text:span><text:span text:style-name="T3">ą zwracać otrzymane przez argument dane odpowiednio po powiększeniu i podzieleniu tekstu na słowa. Wywołaj funkcję "parse" przekazując do niej ciąg tekstowy składający się z więcej niż 1 słowa oraz funkcje "powieksz" i "podziel"</text:span></text:p>
        </text:list-item>
      </text:list>
      <text:p text:style-name="P1"/>
      <text:p text:style-name="P1"><text:span text:style-name="T1">FUNKCJE WEWN</text:span><text:span text:style-name="T3">ĘTRZNE I FUNKCJA ZWRACAJĄCA FUNKCJĘ</text:span></text:p>
      <text:p text:style-name="P1"/>
      <text:list text:style-name="L6">
        <text:list-item>
          <text:p text:style-name="P15"><text:span text:style-name="T1">Stwórz funcj</text:span><text:span text:style-name="T3">ę kt</text:span><text:span text:style-name="T1">óra b</text:span><text:span text:style-name="T3">ędzie posiadała dwie funkcje wewnętrzne. Jedna z tych funkcji ma powiekszac i zwracac otrzymany ciag znakow, druga pomniejszac i zwracac otrzymany ciąg znak</text:span><text:span text:style-name="T1">ów. Funkcja zewn</text:span><text:span text:style-name="T3">ętrzna ma zwracać funkcję powiększającą gdy zostanie jej przez argument przekazana wartosc 1 i funkcję pomniejszającą gdy otrzyma wartość 2. Odbierz obiekt funkcji wewnętrznej poprzez wywołanie funkcji zewnętrznej i zastosuj otrzymaną funkcję na ciągu tekstowym.</text:span></text:p>
        </text:list-item>
      </text:list>
      <text:p text:style-name="P1"/>
      <text:p text:style-name="P8">MAP i FILTER</text:p>
      <text:p text:style-name="P1"/>
      <text:list text:style-name="L7">
        <text:list-item>
          <text:p text:style-name="P16"><text:span text:style-name="T2">wygeneruj listę zawierającą 10 losowych wartości. Następnie za pomocą map i filter odfiltruj tylko liczby parzyste i pomnoz je razy 100 a następnie oddaj jako listę którą następnie wydrukuj.</text:span></text:p>
        </text:list-item>
      </text:list>
      <text:p text:style-name="P1"/>
      <text:p text:style-name="P3">REKURENCJA</text:p>
      <text:p text:style-name="P1"/>
      <text:list text:style-name="L8">
        <text:list-item>
          <text:p text:style-name="P17"><text:soft-page-break/><text:span text:style-name="T1">Napisz funkcj</text:span><text:span text:style-name="T3">ę rekurencyjną kt</text:span><text:span text:style-name="T1">óra b</text:span><text:span text:style-name="T3">ędzie zwracała sumę liczb naturalnych mniejszych od liczby podanej przez argument tej funkcji.</text:span></text:p>
        </text:list-item>
      </text:list>
      <text:p text:style-name="P1"/>
      <text:p text:style-name="P1"/>
      <text:p text:style-name="P18"/>
      <text:p text:style-name="P1"/>
      <text:p text:style-name="P1"/>
      <text:p text:style-name="P1"/>
      <text:p text:style-name="P3">DEKORATORY</text:p>
      <text:p text:style-name="P1"/>
      <text:list text:style-name="L9">
        <text:list-item>
          <text:p text:style-name="P19"><text:span text:style-name="T1">Stwórz funkcj</text:span><text:span text:style-name="T3">ę kt</text:span><text:span text:style-name="T1">órej zadaniem b</text:span><text:span text:style-name="T3">ędzie poczekanie 3 sekundy i wypisanie na konsoli komunikatu. Dodaj dekorator kt</text:span><text:span text:style-name="T1">óry zliczy czas wykonywania tej funkcji. Pobranie aktualnego czasu to: "</text:span><text:span text:style-name="T5">time.time()", wstrzymanie na 3 sekundy: "time.sleep(3)"</text:span></text:p>
        </text:list-item>
        <text:list-item>
          <text:p text:style-name="P19"><text:span text:style-name="T5">Stwórz dekodator który b</text:span><text:span text:style-name="T8">ędzie zawsze zaokrąglał do 2 miejsc po przecinku wynik zwracany przez dekordowaną funkcję.</text:span></text:p>
        </text:list-item>
      </text:list>
      <text:p text:style-name="P2"/>
      <text:list text:style-name="L10">
        <text:list-item>
          <text:p text:style-name="P21"><text:span text:style-name="T5">Stwórz dekorator który b</text:span><text:span text:style-name="T8">ędzie rejestrował do pliku loga wszystkie wywołania dekorowanej funkcji z informacją o nazwie dekorowanej funkcji, dacie i czasie jej wywołania oraz argumentach przekazanych do dekorowanej funkcji. Log ma być w formacie CSV. Same argumenty powinny być rejestrowane w jednej kolumnie razem.</text:span></text:p>
        </text:list-item>
      </text:list>
      <text:p text:style-name="P30">Pobranie nazwy funkcji: fun.__name__, </text:p>
      <text:p text:style-name="P30">Pobranie aktualnego czasu i daty:</text:p>
      <text:p text:style-name="P2"><text:span text:style-name="T15">from </text:span><text:span text:style-name="T7">datetime </text:span><text:span text:style-name="T15">import </text:span><text:span text:style-name="T7">datetime</text:span><text:span text:style-name="T10"><text:line-break/></text:span><text:span text:style-name="T7">now = datetime.now()</text:span><text:span text:style-name="T10"><text:line-break/></text:span><text:span text:style-name="T16">print</text:span><text:span text:style-name="T7">(now.strftime(</text:span><text:span text:style-name="T18">"%d/%m/%Y %H:%M:%S"</text:span><text:span text:style-name="T7">))</text:span></text:p>
      <text:list text:style-name="L11">
        <text:list-item>
          <text:p text:style-name="P22"/>
        </text:list-item>
      </text:list>
      <text:p text:style-name="P1"/>
      <text:p text:style-name="P1"/>
      <text:p text:style-name="P1"><text:span text:style-name="T1">OBIEKTOWO</text:span><text:span text:style-name="T3">ŚĆ </text:span></text:p>
      <text:p text:style-name="P1"/>
      <text:list text:style-name="L12">
        <text:list-item>
          <text:p text:style-name="P23"><text:span text:style-name="T1">Stwórz klas</text:span><text:span text:style-name="T3">ę "Samochod" posiadającą pola "marka", "model", "rejestracja". Klasa ta powinna zawierać też metodę "wyswietl" wypisującą dane z obiektu na konsoli Stw</text:span><text:span text:style-name="T1">órz dwa obiekty tej klasy i korzystajac <text:s/>z metody "wy</text:span><text:span text:style-name="T4">świetl" wyswietl na konsoli ich zawartość.</text:span></text:p>
        </text:list-item>
        <text:list-item>
          <text:p text:style-name="P23"><text:span text:style-name="T1">Zadbaj o to by klasa Samochod posiada</text:span><text:span text:style-name="T3">ła metodę pozwalającą ustawić wartości wszystkich p</text:span><text:span text:style-name="T1">ól. Jej przyk</text:span><text:span text:style-name="T3">ładowe wywołanie: s1.ustaw_wartosci(‘Renault’,’Kadjar’,’WE968RP’)</text:span></text:p>
        </text:list-item>
        <text:list-item>
          <text:p text:style-name="P23"><text:span text:style-name="T1">Dodaj do klasy Samochód konstruktor wymuszaj</text:span><text:span text:style-name="T4">ący ustawi</text:span><text:span text:style-name="T3">enie wartości wszystkich p</text:span><text:span text:style-name="T1">ól przy tworzeniu obiektu. Stworz obiekt klasy samochod i wywolaj na nim metode wyswietl</text:span></text:p>
        </text:list-item>
        <text:list-item>
          <text:p text:style-name="P23"><text:span text:style-name="T1">Stwórz klas</text:span><text:span text:style-name="T3">ę Zawodnik posiadającą pola wzrost i masa. Pola te mają być uzupełniane przy tworzeniu obiektu. Dodaj do klasy metodę get_bmi kt</text:span><text:span text:style-name="T1">óra zwróci obliczone na podstawie pól BMI. Powo</text:span><text:span text:style-name="T3">łaj do życia obiekt tej klasy i wyświetl na konsoli obliczone BMI.</text:span></text:p>
        </text:list-item>
        <text:list-item>
          <text:p text:style-name="P23"><text:span text:style-name="T1">Stwórz plik konfiguracyjny z zawarto</text:span><text:span text:style-name="T3">ścią:</text:span></text:p>
        </text:list-item>
      </text:list>
      <text:p text:style-name="P1"><text:span text:style-name="T5">encoding</text:span><text:span text:style-name="T6">=</text:span><text:span text:style-name="T5">utf-8</text:span><text:span text:style-name="T11"><text:line-break/></text:span><text:span text:style-name="T5">timezone</text:span><text:span text:style-name="T6">=</text:span><text:span text:style-name="T5">-2</text:span><text:span text:style-name="T11"><text:line-break/></text:span><text:span text:style-name="T5">color</text:span><text:span text:style-name="T6">=</text:span><text:span text:style-name="T5">black</text:span></text:p>
      <text:p text:style-name="P1"><text:span text:style-name="T1">Stwórz klas</text:span><text:span text:style-name="T3">ę Ustawienia kt</text:span><text:span text:style-name="T1">óra b</text:span><text:span text:style-name="T3">ędzie posiadała słownik. Niech każdy obiekt klasy ustawienia podczas jego tworzenia wczytuje do tego słownika zawartość pliku konfiguracyjnego w taki spos</text:span><text:span text:style-name="T1">ób, by pierwsza kolumna stanowi</text:span><text:span text:style-name="T3">ła klucze dla słownika a druga wartości. Dodaj też funkcję kt</text:span><text:span text:style-name="T1">óra b</text:span><text:span text:style-name="T3">ędzie zwracała załadowany słownik. Przetestuj tworzenie obiektu i sprawdź czy dane z funkcji zwracane są poprawnie.</text:span></text:p>
      <text:p text:style-name="P1"/>
      <text:list text:style-name="L13">
        <text:list-item>
          <text:p text:style-name="P24"><text:soft-page-break/><text:span text:style-name="T1">Przes</text:span><text:span text:style-name="T3">łoń metodę "__str__" w klasie "Samochod" i przer</text:span><text:span text:style-name="T1">ób metod</text:span><text:span text:style-name="T3">ę "wyswietl" w taki spos</text:span><text:span text:style-name="T1">ób by korzysta</text:span><text:span text:style-name="T3">ła z metody "__str__"</text:span></text:p>
        </text:list-item>
        <text:list-item>
          <text:p text:style-name="P24"><text:span text:style-name="T1">Stworz klas</text:span><text:span text:style-name="T3">ę Kierowca posiadającą pola imię i nazwisko, a do Klasy Samochod dodaj pole klasy Kierowca. Przesłoń metodę <text:s/>__str__ klasy Kierowca. Zadbaj o to by metoda __str__ klasy Samochod wyswietlala tez pole klasy Kierowca. Stworz obiekt klasy Kierowca uzupelniajac jego dane i umiesc ten obiekt w obiekcie klasy Samochod. Wyświetl na konsoli obiekt klasy samochod z umieszczonym podobiektem klasy kierowca. Co się wyświetla?</text:span></text:p>
        </text:list-item>
        <text:list-item>
          <text:p text:style-name="P24"><text:span text:style-name="T1"><text:s/>Za</text:span><text:span text:style-name="T4">ładuj dane z pliku zawodnicy.csv do postaci listy obiekt</text:span><text:span text:style-name="T1">ów. Nast</text:span><text:span text:style-name="T4">ępnie przeiteruj po tej li</text:span><text:span text:style-name="T3">ście i wyświetl zawartość każdego z obiekt</text:span><text:span text:style-name="T1">ów</text:span></text:p>
        </text:list-item>
        <text:list-item>
          <text:p text:style-name="P24"><text:span text:style-name="T1">Stwórz klas</text:span><text:span text:style-name="T3">ę Samochod od nowa z polami marka, model, rejestracja oraz zaimplementowaną metodą __str__. Zadbaj o to by w klasie samoch</text:span><text:span text:style-name="T1">ód wszystkie pola by</text:span><text:span text:style-name="T3">ły prywatne, ale by istniały metody typu setter służące do ustawiania wartości tych p</text:span><text:span text:style-name="T1">ól. Zadbaj o to by wszystkie odwo</text:span><text:span text:style-name="T4">łania wewn</text:span><text:span text:style-name="T3">ątrz klasy do p</text:span><text:span text:style-name="T1">ól by</text:span><text:span text:style-name="T3">ły wykonywane za pośrednictwem setter</text:span><text:span text:style-name="T1">ów. </text:span><text:span text:style-name="T5">Zadbaj o to by nie da</text:span><text:span text:style-name="T12">ło si</text:span><text:span text:style-name="T8">ę ustawić marki ani modelu o zerowej długości oraz o to by długość rejestracji zawsze mieściła się w zakresie 7-8 znak</text:span><text:span text:style-name="T5">ów. W przypadku podania niew</text:span><text:span text:style-name="T8">łasciwych danych rzuć wyjątkiem z adekwatnym komunikatem.</text:span></text:p>
        </text:list-item>
        <text:list-item>
          <text:p text:style-name="P24"><text:span text:style-name="T20"><text:s/></text:span><text:span text:style-name="T5">Stwórz klas</text:span><text:span text:style-name="T12">ę Samochod i dodaj do niej metod</text:span><text:span text:style-name="T8">ę jedz() kt</text:span><text:span text:style-name="T5">óra bedzie wy</text:span><text:span text:style-name="T8">świetlala napis na konsoli. Dodaj konstruktor pozwalajacy tworzyc obiekty z podaniem marki modelu i rejestracji do klasy Samochod. </text:span><text:span text:style-name="T3">Stw</text:span><text:span text:style-name="T1">órz klas</text:span><text:span text:style-name="T3">ę "Działo" kt</text:span><text:span text:style-name="T1">óra b</text:span><text:span text:style-name="T3">ędzie posiadała metodę strzelaj(). Stw</text:span><text:span text:style-name="T1">órz klas</text:span><text:span text:style-name="T3">ę "Czolg" kt</text:span><text:span text:style-name="T1">óra b</text:span><text:span text:style-name="T3">ędzie dziedziczyła po klasach Samochod i Dzialo. Stw</text:span><text:span text:style-name="T1">órz obiekt klasy Czolg i wywolaj na nim zarówno metod</text:span><text:span text:style-name="T3">ę jedz() jak i strzelaj(). Zwr</text:span><text:span text:style-name="T1">ó</text:span><text:span text:style-name="T3">ć uwagę na to jak trzeba wywołać konstruktor obiektu klasy Czolg. Sprawdz czy zmiana kolejnosci dziedziczenia wplywa na sposob wywołania konstruktora. Sprawdz czy dodanie bezparametrowego __init__ do klasy Czolg zmienia zachowanie.</text:span></text:p>
        </text:list-item>
        <text:list-item>
          <text:p text:style-name="P24"><text:span text:style-name="T1">Stwórz klas</text:span><text:span text:style-name="T3">ę abstrakcyjną Restauracja kt</text:span><text:span text:style-name="T1">óra b</text:span><text:span text:style-name="T3">ędzie posiadała abstrakcyjną metodę "serwuj_danie". Stw</text:span><text:span text:style-name="T1">órz klasy "RestauracjaChinska", "RestauracjaWloska" i "RestaruracjaPolska". Wymu</text:span><text:span text:style-name="T4">ś posiadanie implementacji metody abstrakcyjnej "serwuj_danie" we wszystkich tych klasach ale o r</text:span><text:span text:style-name="T1">ó</text:span><text:span text:style-name="T4">żnej implementacji. Powo</text:span><text:span text:style-name="T3">łaj do życia obiekty tych klas, a następnie na rzecz każdego z tych obiekt</text:span><text:span text:style-name="T1">ów wywo</text:span><text:span text:style-name="T3">łaj funkcję serwuj_danie.</text:span></text:p>
        </text:list-item>
      </text:list>
      <text:p text:style-name="P1"/>
      <text:p text:style-name="P1"/>
      <text:p text:style-name="P3">ITERATORY</text:p>
      <text:p text:style-name="P1"/>
      <text:list text:style-name="L14">
        <text:list-item>
          <text:p text:style-name="P25"><text:span text:style-name="T1">Stwórz iterator który bedzie podawa</text:span><text:span text:style-name="T3">ł nieskończenie wiele kolejnych potęg liczby dwa </text:span><text:span text:style-name="T3"/></text:p>
        </text:list-item>
        <text:list-item>
          <text:p text:style-name="P25"><text:span text:style-name="T1">Stwórz iterator który b</text:span><text:span text:style-name="T3">ędzie zwracał nazwy kolejnych miesięcy. Iterator powinien też posiadać funkcję "restart" która spowoduje rozpoczęcie podawania miesięcy od początku.</text:span></text:p>
        </text:list-item>
      </text:list>
      <text:p text:style-name="P1"/>
      <text:p text:style-name="P7"><text:s/></text:p>
      <text:p text:style-name="P1"/>
      <text:p text:style-name="P1"><text:span text:style-name="T21">ROZSZERZENIE OBIEKTOWOSCI - JAK BEDZIE CZAS</text:span><text:span text:style-name="T1"><text:line-break/></text:span></text:p>
      <text:list text:style-name="L15">
        <text:list-item>
          <text:p text:style-name="P26"><text:span text:style-name="T21">Stwórz w</text:span><text:span text:style-name="T22">łasną implementację słownika. Słownik ma działać w ten spos</text:span><text:span text:style-name="T21">ób </text:span><text:span text:style-name="T22">że kiedy ustawiasz wartość dla klucza to w przypadku gdy ustawiasz wartość dla jeszcze nie istniejącego klucza wyświetli się na konsoli komunikat typu </text:span><text:span text:style-name="T19">"ustawianie wartości xyz dla NOWEGO klucza abc"</text:span><text:span text:style-name="T22">. W przypadku ustawiania wartości dla już</text:span><text:span text:style-name="T3"><text:line-break/>i</text:span><text:span text:style-name="T22">stniejącego klucza wyświetl na konsoli komunikat typu </text:span><text:span text:style-name="T19">"podmiana wartości na xyz dla ISTNIEJĄCEGO klucza abc"</text:span><text:span text:style-name="T22">.</text:span></text:p>
        </text:list-item>
        <text:list-item>
          <text:p text:style-name="P26"><text:span text:style-name="T21">Stwórz klas</text:span><text:span text:style-name="T22">ę Ustawienia kt</text:span><text:span text:style-name="T21">óra b</text:span><text:span text:style-name="T22">ędzie w momencie tworzenia obiektu czytac plik ustawienia.csv o treści:</text:span></text:p>
        </text:list-item>
      </text:list>
      <text:p text:style-name="P1"><text:soft-page-break/><text:span text:style-name="T23">encoding;utf-8</text:span><text:span text:style-name="T1"><text:line-break/></text:span><text:span text:style-name="T23">language;pl</text:span><text:span text:style-name="T1"><text:line-break/></text:span><text:span text:style-name="T23">timezone;-2</text:span></text:p>
      <text:p text:style-name="P1"><text:span text:style-name="T21">Dane te maj</text:span><text:span text:style-name="T22">ą zostać wczytane do wewnętrznego słownika tak, by pierwsza kolumna stanowila klucze a druga wartosci. Obiekt ma umożliwiać sprawdzanie ustawień w ten spos</text:span><text:span text:style-name="T21">ób: </text:span></text:p>
      <text:p text:style-name="P31">u=Ustawienia()</text:p>
      <text:p text:style-name="P31">print( u['encoding'] )</text:p>
      <text:p text:style-name="P1"><text:span text:style-name="T21">Obiekt ma umo</text:span><text:span text:style-name="T22">żliwiać też ustawienie wartości na zasadzie u[‘nazwa’]=’wartosc’. W przypadku zmiany powinna ona dotyczyć r</text:span><text:span text:style-name="T21">ównie</text:span><text:span text:style-name="T22">ż zawartości pliku.</text:span></text:p>
      <text:list text:style-name="L16">
        <text:list-item>
          <text:p text:style-name="P27"><text:span text:style-name="T1">Stwórz manager kontekstu który przy tworzeniu obiektu managera pod</text:span><text:span text:style-name="T3">łączy się do bazy danych, a przy niszczeniu obiektu zamknie połaczenie. Manager ma posiadać r</text:span><text:span text:style-name="T1">ównie</text:span><text:span text:style-name="T3">ż metodę zwracającą w postaci listy krotek wynik dowolnego zapytania kt</text:span><text:span text:style-name="T1">órego tre</text:span><text:span text:style-name="T3">ść przekażemy przez argument tej metody. Zapytania mają się wykonywać w ramach nawiązanego połączenia.</text:span></text:p>
        </text:list-item>
        <text:list-item>
          <text:p text:style-name="P27"><text:span text:style-name="T1">Stwórz singleton który b</text:span><text:span text:style-name="T3">ędzie przechowywał połączenie do bazy postgresql w jednej kopii. Dodaj funkcję kt</text:span><text:span text:style-name="T1">óra korzystaj</text:span><text:span text:style-name="T3">ąc z połączenia z singletona odczyta i wyswietli na konsoli zawartość tabelki pracownicy.</text:span></text:p>
        </text:list-item>
      </text:list>
      <text:p text:style-name="P1"/>
      <text:p text:style-name="P1"/>
      <text:p text:style-name="P1"/>
      <text:p text:style-name="P1"><text:span text:style-name="T5">W</text:span><text:span text:style-name="T12">ĄTKI</text:span></text:p>
      <text:p text:style-name="P1"/>
      <text:list text:style-name="L17">
        <text:list-item>
          <text:p text:style-name="P28"><text:span text:style-name="T5">Stwórz funkcj</text:span><text:span text:style-name="T8">ę kt</text:span><text:span text:style-name="T5">óra b</text:span><text:span text:style-name="T8">ędzie przyjmowała przez argument nazwę a następnie wypisywała na konsoli komunikat typu "początek wątku x", czekała 1 sekundę i wypisywała "koniec wątku x". W miejsce x powinna zostać wstawiona nazwa przekazana przez argument. Stw</text:span><text:span text:style-name="T5">órz list</text:span><text:span text:style-name="T12">ę 5 w</text:span><text:span text:style-name="T8">ątk</text:span><text:span text:style-name="T5">ów które otrzymaj</text:span><text:span text:style-name="T8">ą do wykonania opisaną funkcję z przekazaniem r</text:span><text:span text:style-name="T5">ó</text:span><text:span text:style-name="T8">żnych dla każdego wątku nazw przekazywanych przez argument funkcji. Następnie przeiteruj po liście wątk</text:span><text:span text:style-name="T5">ów i uruchom ka</text:span><text:span text:style-name="T8">żdy z nich.</text:span></text:p>
        </text:list-item>
      </text:list>
      <text:p text:style-name="P1"/>
      <text:p text:style-name="P8">TESTY JEDNOSTKOWE</text:p>
      <text:list text:style-name="L18">
        <text:list-item>
          <text:p text:style-name="P9">Stworz w osobnym module funkcje ktora bedzie zwracala liste 100 losowych liczb z zakresu 1-100. Dodaj testy jednostkowe ktory beda sprawdzaly czy funkcja zwrocila 100 elementow, czy wszystkie mieszcza sie w zakresie 1-100 i czy wszystkie zwracane wartosci sa liczbami calkowitymi</text:p>
        </text:list-item>
        <text:list-item>
          <text:p text:style-name="P9">Napisz funkcje ktora zwroci zawartosc pliku dane.csv w postaci listy krotek. Dodaj testy jednostkowe ktore sprawdza czy wszystkie elementy ze zwracanej listy maja odpowiednia liczbe kolumn oraz czy wartosci liczbowe we wzroscie nie zawieraja przecinkow w miejsce kropek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JetBrains Mono" svg:font-family="'JetBrains Mono'"/>
    <style:font-face style:name="Liberation Serif" svg:font-family="'Liberation Serif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31T13:33:38.275000000</dc:date>
    <meta:editing-duration>P1DT1H25M47S</meta:editing-duration>
    <meta:editing-cycles>1</meta:editing-cycles>
    <meta:document-statistic meta:table-count="0" meta:image-count="0" meta:object-count="0" meta:page-count="5" meta:paragraph-count="66" meta:word-count="1730" meta:character-count="13251" meta:non-whitespace-character-count="11593"/>
    <meta:generator>LibreOffice/7.5.3.2$Windows_X86_64 LibreOffice_project/9f56dff12ba03b9acd7730a5a481eea045e468f3</meta:generator>
  </office:meta>
</office:document-meta>
</file>